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text-properties fo:color="#000000" fo:font-size="10pt" fo:background-color="transparent" style:font-size-asian="10pt" style:font-size-complex="10pt"/>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Text_20_body_20_indent">
      <style:paragraph-properties fo:margin-left="0.4866in" fo:margin-right="0in" fo:text-indent="0in" style:auto-text-indent="false"/>
    </style:style>
    <style:style style:name="P84" style:family="paragraph" style:parent-style-name="Standard">
      <style:text-properties style:font-name="Courier New" fo:font-size="8pt" style:font-size-asian="8pt" style:font-size-complex="8pt"/>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list-style-name="L1">
      <style:paragraph-properties fo:margin-left="0in" fo:margin-right="0in" fo:text-indent="0in" style:auto-text-indent="false"/>
    </style:style>
    <style:style style:name="P8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ent-style-name="List" style:list-style-name="L3"/>
    <style:style style:name="P90" style:family="paragraph" style:parent-style-name="Heading_20_2">
      <style:text-properties fo:color="#000000"/>
    </style:style>
    <style:style style:name="P91" style:family="paragraph" style:parent-style-name="Heading_20_1">
      <style:paragraph-properties fo:break-before="page"/>
    </style:style>
    <style:style style:name="P92" style:family="paragraph" style:parent-style-name="Heading_20_1">
      <style:paragraph-properties fo:margin-left="0in" fo:margin-right="0in" fo:text-indent="0in" style:auto-text-indent="false"/>
    </style:style>
    <style:style style:name="P93" style:family="paragraph" style:parent-style-name="Heading_20_3">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Preformatted_20_Text">
      <style:text-properties fo:font-size="8pt" style:font-size-asian="8pt" style:font-size-complex="8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text:bookmark-start text:name="DDE_LINK22"/>1 Preface<text:tab/>8</text:p>
          <text:p text:style-name="P97">1.1 Dedication<text:tab/>8</text:p>
          <text:p text:style-name="P97">1.2 Acknowledgments<text:tab/>8</text:p>
          <text:p text:style-name="P97">1.3 Support Email List<text:tab/>8</text:p>
          <text:p text:style-name="P97">1.4 Recommended Weekly Sequence When Teaching A Class With This Book<text:tab/>8</text:p>
          <text:p text:style-name="P96">2 Introduction<text:tab/>9</text:p>
          <text:p text:style-name="P97">2.1 Patterns And STEM<text:tab/>9</text:p>
          <text:p text:style-name="P96">3 Patterns And Pattern Spaces<text:tab/>10</text:p>
          <text:p text:style-name="P97">3.1 Exploring A Permutation Pattern Space<text:tab/>10</text:p>
          <text:p text:style-name="P98">3.1.1 Generating Permutation Patterns With PermutationsList()<text:tab/>10</text:p>
          <text:p text:style-name="P98">3.1.2 The Permutations() Function And The Enormous Pattern Spaces It Can Work With<text:tab/>14</text:p>
          <text:p text:style-name="P97">3.2 Tools For Moving Through A Pattern Space<text:tab/>16</text:p>
          <text:p text:style-name="P98">3.2.1 Walking Through A Pattern Space With Pencil And Paper<text:tab/>16</text:p>
          <text:p text:style-name="P98">3.2.2 Flying A Spacecraft Through A Pattern Space With A Loop Based Program<text:tab/>17</text:p>
          <text:p text:style-name="P99">3.2.2.1 A Pattern Space Can Quickly Become Too Vast For Even A Computer "Spacecraft" To Traverse<text:tab/>18</text:p>
          <text:p text:style-name="P98">3.2.3 Hyperspace Jumping Through A Pattern Space With Mathematical Formulas And Theorems<text:tab/>20</text:p>
          <text:p text:style-name="P99">3.2.3.1 Beginning The Search For An Integer Summing Jump Point<text:tab/>20</text:p>
          <text:p text:style-name="P99">3.2.3.2 Switching To Mathematical Notation<text:tab/>23</text:p>
          <text:p text:style-name="P98">3.2.4 Formulas And Theorems Are Like Hyperspace Jump Points<text:tab/>27</text:p>
          <text:p text:style-name="P98">3.2.5 The Greek Letter Sigma () Is Used In Mathematical Notation To Represent The Sum Operation<text:tab/>28</text:p>
          <text:p text:style-name="P99">3.2.5.1 Summing Without Applying An Operation<text:tab/>28</text:p>
          <text:p text:style-name="P99">3.2.5.2 Applying An Operation While Summing<text:tab/>29</text:p>
          <text:p text:style-name="P98">3.2.6 Mathematical Notation Was Designed To Relay Complex Ideas With A Minimum Amount Of Writing (Or Typing!)<text:tab/>30</text:p>
          <text:p text:style-name="P99">3.2.6.1 Knowing How To Program Makes Learning Mathematics Easier<text:tab/>30</text:p>
          <text:p text:style-name="P99">3.2.6.2 Using Juxtaposition Notation For Multiplication Instead Of The * Operator In Mathematical Notation<text:tab/>30</text:p>
          <text:p text:style-name="P97">3.3 Exercises<text:tab/>31</text:p>
          <text:p text:style-name="P98">3.3.1 Exercise 1<text:tab/>31</text:p>
          <text:p text:style-name="P98">3.3.2 Exercise 2<text:tab/>32</text:p>
          <text:p text:style-name="P98">3.3.3 Exercise 3<text:tab/>32</text:p>
          <text:p text:style-name="P98">3.3.4 Exercise 4<text:tab/>32</text:p>
          <text:p text:style-name="P98">3.3.5 Exercise 5<text:tab/>34</text:p>
          <text:p text:style-name="P98"><text:soft-page-break/>3.3.6 Exercise 6<text:tab/>35</text:p>
          <text:p text:style-name="P96">4 Number System Patterns (Some Have Big Gaps, Some Have Small Gaps or No Gaps)<text:tab/>36</text:p>
          <text:p text:style-name="P97">4.1 Number Systems Which Have Big Gaps<text:tab/>36</text:p>
          <text:p text:style-name="P98">4.1.1 - The Natural (Or Counting) Numbers<text:tab/>36</text:p>
          <text:p text:style-name="P98">4.1.2 The Integers (Natural Numbers Plus Their Negative Counterparts)<text:tab/>37</text:p>
          <text:p text:style-name="P98">4.1.3 The Big Gaps Which Exist Between Natural Numbers And Integers<text:tab/>38</text:p>
          <text:p text:style-name="P99">4.1.3.1 Zooming Into The Area Between The Integers 0 And 1<text:tab/>38</text:p>
          <text:p text:style-name="P98">4.1.4 Natural Numbers And Integers Are Used When Counting Things; Discrete Mathematics<text:tab/>39</text:p>
          <text:p text:style-name="P97">4.2 The Rational Numbers, A Number System Which Has Small Gaps<text:tab/>40</text:p>
          <text:p text:style-name="P98">4.2.1 The Rational Number System Contains Equivalents To All The Integers<text:tab/>40</text:p>
          <text:p text:style-name="P98">4.2.2 Zooming Into The Area Between The Rational Numbers 0/1 And 1/1<text:tab/>41</text:p>
          <text:p text:style-name="P98">4.2.3 Going Beyond One Level In The Zoom (All Rational Numbers Have An Infinite Number Of Rational Numbers Between Them)<text:tab/>42</text:p>
          <text:p text:style-name="P98">4.2.4 Irrational Numbers<text:tab/>43</text:p>
          <text:p text:style-name="P97">4.3 The Real Numbers And Decimal Representations<text:tab/>43</text:p>
          <text:p text:style-name="P98">4.3.1 Obtaining Decimal Representations Of Real Numbers With N()<text:tab/>44</text:p>
          <text:p text:style-name="P98">4.3.2 Obtaining Decimal Representations Of Rational Numbers With N()<text:tab/>45</text:p>
          <text:p text:style-name="P98">4.3.3 Obtaining Rational Representations Of Decimal Numbers<text:tab/>47</text:p>
          <text:p text:style-name="P98">4.3.4 Zooming Into The Area Between The Real Numbers 0.0 And 1.0<text:tab/>47</text:p>
          <text:p text:style-name="P98">4.3.5 Going Beyond One Level In The Zoom (All Real Numbers Have An Infinite Number Of Real Numbers Between Them)<text:tab/>48</text:p>
          <text:p text:style-name="P98">4.3.6 Rational Numbers And Real Numbers Are Used When Measuring Things; Continuous Mathematics<text:tab/>49</text:p>
          <text:p text:style-name="P98">4.3.7 Imaginary Numbers And Complex Numbers Will Be Covered Later<text:tab/>49</text:p>
          <text:p text:style-name="P97">4.4 Exercises<text:tab/>49</text:p>
          <text:p text:style-name="P98">4.4.1 Exercise 1<text:tab/>50</text:p>
          <text:p text:style-name="P98">4.4.2 Exercise 2<text:tab/>50</text:p>
          <text:p text:style-name="P98">4.4.3 Exercise 3<text:tab/>51</text:p>
          <text:p text:style-name="P98">4.4.4 Exercise 4<text:tab/>51</text:p>
          <text:p text:style-name="P98">4.4.5 Exercise 5<text:tab/>51</text:p>
          <text:p text:style-name="P98">4.4.6 Exercise 6<text:tab/>51</text:p>
          <text:p text:style-name="P98">4.4.7 Exercise 7<text:tab/>51</text:p>
          <text:p text:style-name="P96">5 The Modeling And Simulation Of Systems<text:tab/>52</text:p>
          <text:p text:style-name="P96">6 Counting Based Simulations Which Use Probability<text:tab/>53</text:p>
          <text:p text:style-name="P97">6.1 Rules Related To Probability<text:tab/>54</text:p>
          <text:p text:style-name="P97">6.2 The Three Kinds Of Probabilities<text:tab/>55</text:p>
          <text:p text:style-name="P98">6.2.1 Subjective Probability<text:tab/>55</text:p>
          <text:p text:style-name="P98">6.2.2 Theoretical Probability<text:tab/>55</text:p>
          <text:p text:style-name="P99">6.2.2.1 Calculating The Probability That A Single Die Will Come Up 5 <text:soft-page-break/>When Rolled Using Theory<text:tab/>56</text:p>
          <text:p text:style-name="P98">6.2.3 Empirical Probability<text:tab/>58</text:p>
          <text:p text:style-name="P99">6.2.3.1 Determining The Probability That A Single Die Will Come Up 5 When Rolled Using Simulation; The Law Of Large Numbers<text:tab/>58</text:p>
          <text:p text:style-name="P98">6.2.4 Histograms<text:tab/>61</text:p>
          <text:p text:style-name="P99">6.2.4.1 Plain Histogram With No Title<text:tab/>61</text:p>
          <text:p text:style-name="P99">6.2.4.2 Adding A Title To A Histogram And The Options Operator (-&gt;)<text:tab/>62</text:p>
          <text:p text:style-name="P99">6.2.4.3 Histogram With Configured Bins<text:tab/>63</text:p>
          <text:p text:style-name="P99">6.2.4.4 Histogram With Two 1's<text:tab/>64</text:p>
          <text:p text:style-name="P99">6.2.4.5 Histogram With Three 5's<text:tab/>65</text:p>
          <text:p text:style-name="P99">6.2.4.6 Histogram With Axes Labels And Data Series Titles<text:tab/>66</text:p>
          <text:p text:style-name="P98">6.2.5 A Histogram Which Shows The Result Of Rolling A Single Simulated Die 1000 Times<text:tab/>67</text:p>
          <text:p text:style-name="P98">6.2.6 A Histogram Which Shows The Result Of Rolling Two Simulated Dice 1000 Times<text:tab/>68</text:p>
          <text:p text:style-name="P97">6.3 Exercises<text:tab/>69</text:p>
          <text:p text:style-name="P98">6.3.1 Exercise 1<text:tab/>70</text:p>
          <text:p text:style-name="P98">6.3.2 Exercise 2<text:tab/>70</text:p>
          <text:p text:style-name="P98">6.3.3 Exercise 3<text:tab/>70</text:p>
          <text:p text:style-name="P98">6.3.4 Exercise 4<text:tab/>70</text:p>
          <text:p text:style-name="P98">6.3.5 Exercise 5<text:tab/>70</text:p>
          <text:p text:style-name="P98">6.3.6 Exercise 6<text:tab/>71</text:p>
          <text:p text:style-name="P98">6.3.7 Exercise 7<text:tab/>71</text:p>
          <text:p text:style-name="P98">6.3.8 Exercise 8<text:tab/>71</text:p>
          <text:p text:style-name="P98">6.3.9 Exercise 9<text:tab/>71</text:p>
          <text:p text:style-name="P96">7 Monte Carlo Simulations<text:tab/>72</text:p>
          <text:p text:style-name="P97">7.1 The Three Doors Game<text:tab/>74</text:p>
          <text:p text:style-name="P97">7.2 In A Room Full Of People, What Is The Probability That At Least Two Will Have The Same Birthday?<text:tab/>75</text:p>
          <text:p text:style-name="P97">7.3 What Is The Probability Of A Family With Four Children Having Exactly Three Boys?<text:tab/>78</text:p>
          <text:p text:style-name="P97">7.4 What Is The Probability Of Having Three Or More Hits In Five Basketball Free throws?<text:tab/>80</text:p>
          <text:p text:style-name="P97">7.5 Shooting At A Target<text:tab/>82</text:p>
          <text:p text:style-name="P97">7.6 Two Stacks Of 10 Pennies<text:tab/>84</text:p>
          <text:p text:style-name="P97">7.7 Vending Machine Simulation<text:tab/>86</text:p>
          <text:p text:style-name="P97">7.8 Card Game Simulations<text:tab/>90</text:p>
          <text:p text:style-name="P98">7.8.1 The Probability Of Obtaining A Hand With Two Of A Kind In Cards<text:tab/>90</text:p>
          <text:p text:style-name="P98">7.8.2 The Probability Of Obtaining Two Pairs Vs. Three Of A Kind In Cards<text:tab/>91</text:p>
          <text:p text:style-name="P98">7.8.3 Modeling A Deck Of Cards<text:tab/>92</text:p>
          <text:p text:style-name="P97">7.9 A Random Walk Simulation<text:tab/>93</text:p>
          <text:p text:style-name="P97">7.10 Exercises<text:tab/>95</text:p>
          <text:p text:style-name="P98"><text:soft-page-break/>7.10.1 Exercise 1<text:tab/>96</text:p>
          <text:p text:style-name="P98">7.10.2 Exercise 2<text:tab/>96</text:p>
          <text:p text:style-name="P98">7.10.3 Exercise 3<text:tab/>96</text:p>
          <text:p text:style-name="P98">7.10.4 Exercise 4<text:tab/>96</text:p>
          <text:p text:style-name="P98">7.10.5 Exercise 5<text:tab/>97</text:p>
          <text:p text:style-name="P98">7.10.6 Exercise 6 (extra credit)<text:tab/>97</text:p>
          <text:p text:style-name="P96">8 The AskUser(), TellUser(), and ToAtom() Functions<text:tab/>98</text:p>
          <text:p text:style-name="P97">8.1 AskUser()<text:tab/>98</text:p>
          <text:p text:style-name="P97">8.2 TellUser()<text:tab/>99</text:p>
          <text:p text:style-name="P97">8.3 Using AskUser() and TellUser() Together In a Repeat() Loop<text:tab/>99</text:p>
          <text:p text:style-name="P97">8.4 Exercises<text:tab/>100</text:p>
          <text:p text:style-name="P98">8.4.1 Exercise 1<text:tab/>100</text:p>
          <text:p text:style-name="P98">8.4.2 Exercise 2<text:tab/>101</text:p>
          <text:p text:style-name="P96">9 Mathematical Formulas, The Solve() Function, Mathematical Functions, And Static Plotting<text:tab/>102</text:p>
          <text:p text:style-name="P97">9.1 Applied Mathematics And Formulas<text:tab/>102</text:p>
          <text:p text:style-name="P97">9.2 Rearranging Formulas With The == Operator And The Solve() Function<text:tab/>103</text:p>
          <text:p text:style-name="P97">9.3 Turning A Formula Into An Explicit Function; Independent And Dependent Variables<text:tab/>105</text:p>
          <text:p text:style-name="P97">9.4 The Domain And Range Of A Function<text:tab/>106</text:p>
          <text:p text:style-name="P97">9.5 Plotting A Function (Obtaining A Graphic "Map" Of A Function's Pattern Space)<text:tab/>107</text:p>
          <text:p text:style-name="P98">9.5.1 Generating 11 Points With A ForEach Loop And Plotting Them With ScatterPlot()<text:tab/>108</text:p>
          <text:p text:style-name="P98">9.5.2 Analyzing The Plotted Points With Cross Hairs And Mouse Pointer Hovering<text:tab/>110</text:p>
          <text:p text:style-name="P98">9.5.3 Generating 11 Points With Table() And Plotting Them With ScatterPlot()<text:tab/>110</text:p>
          <text:p text:style-name="P98">9.5.4 Generating More Accurate Plots With Table() And ScatterPlot()<text:tab/>112</text:p>
          <text:p text:style-name="P98">9.5.5 Generating Points With Plot2D But Not Plotting Them<text:tab/>114</text:p>
          <text:p text:style-name="P98">9.5.6 Plotting A Function With Plot2D()<text:tab/>115</text:p>
          <text:p text:style-name="P98">9.5.7 Calculating The Rate Of Change Of The Function f(t) = 55t; Rise Over Run; Slope<text:tab/>117</text:p>
          <text:p text:style-name="P99">9.5.7.1 Calculating The Slope Using Two Adjacent Points<text:tab/>118</text:p>
          <text:p text:style-name="P99">9.5.7.2 Calculating The Slope Using Two Points Which Are Not Adjacent<text:tab/>119</text:p>
          <text:p text:style-name="P99">9.5.7.3 Using Randomly Selected Points To Calculate The Slope<text:tab/>120</text:p>
          <text:p text:style-name="P97">9.6 Exercises<text:tab/>123</text:p>
          <text:p text:style-name="P98">9.6.1 Exercise 1<text:tab/>123</text:p>
          <text:p text:style-name="P98">9.6.2 Exercise 2<text:tab/>124</text:p>
          <text:p text:style-name="P98">9.6.3 Exercise 3<text:tab/>124</text:p>
          <text:p text:style-name="P98">9.6.4 Exercise 4<text:tab/>124</text:p>
          <text:p text:style-name="P96"><text:soft-page-break/>10 Introduction To The GeoGebra Plugin; Dynamic Equations; Simple Linear Simulations<text:tab/>125</text:p>
          <text:p text:style-name="P97">10.1 An Overview Of The GeoGebra GUI<text:tab/>125</text:p>
          <text:p text:style-name="P97">10.2 Adding Points To The Drawing Pad<text:tab/>127</text:p>
          <text:p text:style-name="P97">10.3 Adding Lines To The Drawing Pad<text:tab/>129</text:p>
          <text:p text:style-name="P97">10.4 Plotting Functions On The Drawing Pad<text:tab/>130</text:p>
          <text:p text:style-name="P98">10.4.1 Adjusting The Scale Of The Range Axis<text:tab/>132</text:p>
          <text:p text:style-name="P97">10.5 Plotting A Line Which Has A Slope Of 55<text:tab/>133</text:p>
          <text:p text:style-name="P97">10.6 Plotting Functions Of Lines Which Have Negative Slopes<text:tab/>134</text:p>
          <text:p text:style-name="P97">10.7 Dynamically Changing The Slope Of A Line<text:tab/>135</text:p>
          <text:p text:style-name="P98">10.7.1 A Better Looking GeoGebra Slope Simulation<text:tab/>136</text:p>
          <text:p text:style-name="P97">10.8 The %geogebra Fold<text:tab/>137</text:p>
          <text:p text:style-name="P98">10.8.1 Entering A Function Into GeoGebra In Order To Dynamically Change It<text:tab/>138</text:p>
          <text:p text:style-name="P97">10.9 The GeoGebraPoint() Function<text:tab/>139</text:p>
          <text:p text:style-name="P98">10.9.1 Plotting 5 Random Points On The Drawing Pad<text:tab/>139</text:p>
          <text:p text:style-name="P98">10.9.2 Simulating A Ball Falling At A Constant Rate<text:tab/>140</text:p>
          <text:p text:style-name="P99">10.9.2.1 Adding A Line To The Simulation And Tracing It<text:tab/>141</text:p>
          <text:p text:style-name="P98">10.9.3 Moving A Point At A Specified Slope<text:tab/>143</text:p>
          <text:p text:style-name="P98">10.9.4 Simulating A Random Walk<text:tab/>143</text:p>
          <text:p text:style-name="P98">10.9.5 A Simple Bouncing Ball Simulation<text:tab/>144</text:p>
          <text:p text:style-name="P97">10.10 The GeoGebraPlot() Function<text:tab/>147</text:p>
          <text:p text:style-name="P97">10.11 Exercises<text:tab/>147</text:p>
          <text:p text:style-name="P98">10.11.1 Exercise 1<text:tab/>148</text:p>
          <text:p text:style-name="P98">10.11.2 Exercise 2<text:tab/>148</text:p>
          <text:p text:style-name="P98">10.11.3 Exercise 3<text:tab/>149</text:p>
          <text:p text:style-name="P98">10.11.4 Exercise 4<text:tab/>149</text:p>
          <text:p text:style-name="P98">10.11.5 Exercise 5<text:tab/>149</text:p>
          <text:p text:style-name="P98">10.11.6 Exercise 6<text:tab/>149</text:p>
          <text:p text:style-name="P98">10.11.7 Exercise 7<text:tab/>150</text:p>
          <text:p text:style-name="P98">10.11.8 Exercise 8<text:tab/>150</text:p>
          <text:p text:style-name="P96">11 Calculating And Simulating The Throwing Of A Ball Into The Air With Gravity<text:tab/>152</text:p>
          <text:p text:style-name="P97">11.1 Analysis Of Throwing A Ball Into The Air With Gravity<text:tab/>153</text:p>
          <text:p text:style-name="P97">11.2 Showing Only The Ball<text:tab/>153</text:p>
          <text:p text:style-name="P97">11.3 Ball + Plot Of The Distance vs. Time Function<text:tab/>155</text:p>
          <text:p text:style-name="P97">11.4 Ball + Plot Of The Distance Vs. Time Function + Slope<text:tab/>156</text:p>
          <text:p text:style-name="P97">11.5 Plotting Velocity Vs. Time<text:tab/>156</text:p>
          <text:p text:style-name="P98">11.5.1 Velocity Vs. Time Indicated By Tracing The Velocity Point<text:tab/>157</text:p>
          <text:p text:style-name="P98">11.5.2 Velocity Vs. Time Indicated By Tracing The Velocity Point <text:s/>And Showing The Velocity Vs. Time Function<text:tab/>158</text:p>
          <text:p text:style-name="P98">11.5.3 Showing Only The Distance Vs. Time And Velocity Vs. Time Functions<text:soft-page-break/><text:tab/>158</text:p>
          <text:p text:style-name="P97">11.6 A Little Bit Of Calculus<text:tab/>159</text:p>
          <text:p text:style-name="P97">11.7 Finding The Velocity Vs. Time Function From The Distance Vs. Time Function Using Differentiation From Calculus<text:tab/>161</text:p>
          <text:p text:style-name="P97">11.8 Finding The Distance Vs. Time Function From The Velocity Vs. Time Function Using Integration From Calculus<text:tab/>163</text:p>
          <text:p text:style-name="P97">11.9 Calculating When The Ball Is On The Ground<text:tab/>165</text:p>
          <text:p text:style-name="P97">11.10 Calculating When The Ball Has Reached The Highest Point In Its Path<text:tab/>166</text:p>
          <text:p text:style-name="P97">11.11 Simulation Of Dropping A Ball With Gravity<text:tab/>167</text:p>
          <text:p text:style-name="P98">11.11.1 How The Line y := y + v*dt Works<text:tab/>169</text:p>
          <text:p text:style-name="P98">11.11.2 How The Line v := v + g*dt Works<text:tab/>170</text:p>
          <text:p text:style-name="P97">11.12 Throwing A Ball Vertically Into The Air With Gravity<text:tab/>170</text:p>
          <text:p text:style-name="P97">11.13 Throwing A Ball Horizontally With Gravity<text:tab/>171</text:p>
          <text:p text:style-name="P97">11.14 Exercises<text:tab/>172</text:p>
          <text:p text:style-name="P98">11.14.1 Exercise 1<text:tab/>173</text:p>
          <text:p text:style-name="P98">11.14.2 Exercise 2<text:tab/>173</text:p>
          <text:p text:style-name="P98">11.14.3 Exercise 3<text:tab/>173</text:p>
          <text:p text:style-name="P98">11.14.4 Exercise 4<text:tab/>173</text:p>
          <text:p text:style-name="P98">11.14.5 Exercise 5<text:tab/>174</text:p>
          <text:p text:style-name="P98">11.14.6 Exercise 6<text:tab/>174</text:p>
        </text:index-body>
      </text:table-of-content>
      <text:p text:style-name="Standard"><text:bookmark-end text:name="DDE_LINK22"/></text:p>
      <text:h text:style-name="P9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041717418" text:style-name="List_20_1">
        <text:list-item>
          <text:p text:style-name="P85"><text:bookmark-start text:name="DDE_LINK"/>Week 7: Sections<text:bookmark-end text:name="DDE_LINK"/> 1-3.</text:p>
        </text:list-item>
        <text:list-item>
          <text:p text:style-name="P85">Week 8: Section 4</text:p>
        </text:list-item>
        <text:list-item>
          <text:p text:style-name="P85">Week 9: Sections 5-6</text:p>
        </text:list-item>
        <text:list-item>
          <text:p text:style-name="P85">Week 10: Section 7</text:p>
        </text:list-item>
        <text:list-item>
          <text:p text:style-name="P85">Week 11: Sections 8-9</text:p>
        </text:list-item>
        <text:list-item>
          <text:p text:style-name="P85">Week 12: Exam</text:p>
        </text:list-item>
        <text:list-item>
          <text:p text:style-name="P85">Week 13: Section 10</text:p>
          <text:p text:style-name="P85"/>
        </text:list-item>
      </text:list>
      <text:h text:style-name="P92"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66353067"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s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PiperIDE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7">.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4">%/mathpiper</text:p>
      <text:p text:style-name="P64"/>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4" draw:name="Object24" text:anchor-type="as-char" svg:width="0.5965in" svg:height="0.7807in" draw:z-index="11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0"/>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4" draw:name="Object25" text:anchor-type="as-char" svg:width="2.1201in" svg:height="0.7839in" draw:z-index="11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4" draw:name="Object26" text:anchor-type="as-char" svg:width="2.6138in" svg:height="0.7839in" draw:z-index="11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0"/>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4" draw:name="Object27" text:anchor-type="as-char" svg:width="0.5563in" svg:height="0.3335in" draw:z-index="11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5"><draw:frame draw:style-name="fr4" draw:name="Object28" text:anchor-type="as-char" svg:width="0.3634in" svg:height="0.3346in" draw:z-index="11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4" draw:name="Object29" text:anchor-type="as-char" svg:width="1.0362in" svg:height="0.711in" draw:z-index="11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4" draw:name="Object30" text:anchor-type="as-char" svg:width="2.4118in" svg:height="0.7839in" draw:z-index="11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6"/>[</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reformatted_20_Text"><text:s text:c="7"/>[</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reformatted_20_Text"><text:s text:c="11"/>[</text:p>
      <text:p text:style-name="P27"><text:s text:c="16"/><text:span text:style-name="T41">Write</text:span><text:span text:style-name="T5">(</text:span>kit,,<text:span text:style-name="T5">)</text:span>;</text:p>
      <text:p text:style-name="P27"><text:s text:c="12"/></text:p>
      <text:p text:style-name="Preformatted_20_Text"><text:s text:c="11"/>];</text:p>
      <text:p text:style-name="P27"><text:s text:c="12"/><text:span text:style-name="T20">NewLine</text:span><text:span text:style-name="T5">()</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8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4" draw:name="Object33" text:anchor-type="as-char" svg:width="1.6807in" svg:height="0.3346in" draw:z-index="12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9"><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0"><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4" draw:name="Object37" text:anchor-type="as-char" svg:width="2.9339in" svg:height="0.3346in" draw:z-index="12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4" draw:name="Objekt4" text:anchor-type="as-char" svg:width="1.1736in" svg:height="0.4256in" draw:z-index="126"><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4" draw:name="Object44" text:anchor-type="as-char" svg:width="1.7575in" svg:height="0.2008in" draw:z-index="128"><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4" draw:name="Object48" text:anchor-type="as-char" svg:width="1.6902in" svg:height="0.2008in" draw:z-index="130"><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4"><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4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4"><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46"><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3"><text:s text:c="26"/>|</text:p>
      <text:p text:style-name="P43">----------------------------------------------------------------</text:p>
      <text:p text:style-name="P42">1/2 <text:s text:c="2"/>33/64 <text:s text:c="2"/>17/32 <text:s text:c="2"/>35/64 <text:s text:c="2"/>9/16 <text:s text:c="2"/>37/64 <text:s text:c="2"/>19/32 <text:s text:c="2"/>39/64 <text:s text:c="2"/>5/8 <text:s text:c="2"/></text:p>
      <text:p text:style-name="P43"><text:s text:c="4"/>|</text:p>
      <text:p text:style-name="P43">--------------------------------------------------------------------------------</text:p>
      <text:p text:style-name="P42">1/2 <text:s text:c="2"/>257/512 <text:s text:c="2"/>129/256 <text:s text:c="2"/>259/512 <text:s text:c="2"/>65/128 <text:s text:c="2"/>261/512 <text:s text:c="2"/>131/256 <text:s text:c="2"/>263/512 <text:s text:c="2"/>33/64 <text:s text:c="2"/></text:p>
      <text:p text:style-name="P84"><text:s text:c="73"/>|</text:p>
      <text:p text:style-name="P84">--------------------------------------------------------------------------------------------------</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8"><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9"><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3"><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5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7"><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4" draw:name="Object71" text:anchor-type="as-char" svg:width="0.2693in" svg:height="0.2161in" draw:z-index="16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P43"><text:soft-page-break/><text:s text:c="36"/>|</text:p>
      <text:p text:style-name="P43">---------------------------------------------------------------------------------------------</text:p>
      <text:p text:style-name="P42">0.500 <text:s text:c="2"/>0.515625 <text:s text:c="2"/>0.531250 <text:s text:c="2"/>0.546875 <text:s text:c="2"/>0.562500 <text:s text:c="2"/>0.578125 <text:s text:c="2"/>0.593750 <text:s text:c="2"/>0.609375 <text:s text:c="2"/>0.625000 <text:s text:c="2"/></text:p>
      <text:p text:style-name="P43"><text:s text:c="39"/>|</text:p>
      <text:p text:style-name="P43">------------------------------------------------------------------------------------------------</text:p>
      <text:p text:style-name="P42">0.546875 <text:s text:c="2"/>0.548828 <text:s text:c="2"/>0.550781 <text:s text:c="2"/>0.552734 <text:s text:c="2"/>0.554687 <text:s text:c="2"/>0.556640 <text:s text:c="2"/>0.558593 <text:s text:c="2"/>0.560546 <text:s text:c="2"/>0.562499 <text:s text:c="2"/></text:p>
      <text:p text:style-name="P43"><text:s text:c="75"/>|</text:p>
      <text:p text:style-name="P43">------------------------------------------------------------------------------------------------</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36228226" text:style-name="L1">
        <text:list-header>
          <text:p text:style-name="P87"><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7"><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7"><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ToString(</text:span>probability<text:span text:style-name="T5">)</text:span> : </text:p>
      <text:p text:style-name="P27"><text:s text:c="4"/><text:span text:style-name="T40">" = "</text:span> : <text:span text:style-name="T41">ToString(</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738372472"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43647604"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28550141" text:continue-numbering="true" text:style-name="L2">
        <text:list-item>
          <text:p text:style-name="P88">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4" draw:name="Object75" text:anchor-type="as-char" svg:width="3.0193in" svg:height="0.1984in" draw:z-index="16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4" draw:name="Object77" text:anchor-type="as-char" svg:width="5.8689in" svg:height="0.422in" draw:z-index="17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4" draw:name="Object79" text:anchor-type="as-char" svg:width="5.6937in" svg:height="0.4264in" draw:z-index="17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4" draw:name="Object82" text:anchor-type="as-char" svg:width="5.9134in" svg:height="0.4264in" draw:z-index="1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4" draw:name="Object86" text:anchor-type="as-char" svg:width="4.5591in" svg:height="0.422in" draw:z-index="17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List(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List</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List</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9"/>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List</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6"/>
      <text:p text:style-name="P39">%/mathpiper<text:bookmark-end text:name="DDE_LINK31"/><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9"><text:span text:style-name="T12">. <text:s text:c="2"/></text:span><text:span text:style-name="T21">%/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Preformatted_20_Text"><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Preformatted_20_Text"><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Standard">[</text:p>
      <text:p text:style-name="P24"><text:soft-page-break/><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text:soft-page-break/>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6">.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5"><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oft-page-break/><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6">.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text:soft-page-break/>%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 text:c="8"/><text:span text:style-name="T28">/*</text:span></text:p>
      <text:p text:style-name="P45"><text:s text:c="9"/>If(Modulo(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5"/><text:bookmark-end text:name="DDE_LINK38"/></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8">.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oft-page-break/><text:s text:c="6"/>[</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6"/>];</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6">.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4"><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3" text:outline-level="3">Exercise 1</text:h>
      <text:p text:style-name="P48">In a room full of 5 people, what is the probability that at least two of them will have the same zodiac sign?</text:p>
      <text:h text:style-name="P93"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2">Result: 42</text:p>
      <text:p text:style-name="P32"/>
      <text:p text:style-name="Text_20_body">The ToAtom() function can also be used to turn a string into an unbound variable symbol:</text:p>
      <text:p text:style-name="Preformatted_20_Text"/>
      <text:p text:style-name="Preformatted_20_Text">In&gt; To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2">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ToAtom(</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7"><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3"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0">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6">. <text:s text:c="2"/><text:span text:style-name="T21">%/output</text:span></text:p>
      <text:p text:style-name="P48"><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0"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3">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0"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3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6">.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2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0"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6"><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35"><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36"><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8">.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3" text:outline-level="3">Generating More Accurate Plots With Table() And ScatterPlot()</text:h>
      <text:p text:style-name="P48">The plots of the function<draw:frame draw:style-name="fr4" draw:name="Object103" text:anchor-type="as-char" svg:width="0.7366in" svg:height="0.2008in" draw:z-index="132"><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3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4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33"><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36"><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5"><text:span text:style-name="T1">. <text:s text:c="2"/></text:span><text:span text:style-name="T27">%/output</text:span></text:p>
      <text:p text:style-name="P68"/>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 <text:s text:c="2"/><text:span text:style-name="T21">%/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5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4" draw:name="Object110" text:anchor-type="as-char" svg:width="0.7366in" svg:height="0.2008in" draw:z-index="156"><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58"><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4"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6"/>[</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ToString(</text:span>point2[<text:span text:style-name="T7">2</text:span>]<text:span text:style-name="T5">)</text:span>:<text:span text:style-name="T40">" - "</text:span>:</text:p>
      <text:p text:style-name="P27"><text:s text:c="8"/><text:span text:style-name="T41">ToString(</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ToString(</text:span>point2[<text:span text:style-name="T7">1</text:span>]<text:span text:style-name="T5">)</text:span>:<text:span text:style-name="T40">" - "</text:span>:</text:p>
      <text:p text:style-name="P27"><text:s text:c="8"/><text:span text:style-name="T41">ToString(</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ToString(</text:span>rise<text:span text:style-name="T5">)</text:span> :<text:span text:style-name="T40">"/"</text:span>:</text:p>
      <text:p text:style-name="P27"><text:s text:c="12"/><text:span text:style-name="T41">ToString(</text:span>run<text:span text:style-name="T5">)</text:span>: <text:span text:style-name="T40">" = ***"</text:span>:</text:p>
      <text:p text:style-name="P27"><text:s text:c="16"/><text:span text:style-name="T41">ToString(</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4">%/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6">.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3"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3"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6">f(d)</text:span> from d=0 to d=500 using <text:span text:style-name="T6">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50440371" text:style-name="L3">
        <text:list-item>
          <text:p text:style-name="P89"><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9"><text:span text:style-name="T6">Input Text Field</text:span> - This text filed enables GeoGebra commands to be entered one at a time.</text:p>
        </text:list-item>
        <text:list-item>
          <text:p text:style-name="P89"><text:span text:style-name="T6">Domain Axis</text:span> - The <text:span text:style-name="T6">horizontal</text:span> axis which is on the bottom of the drawing pad. <text:s/>It is also referred to as the <text:span text:style-name="T6">x</text:span> axis.</text:p>
        </text:list-item>
        <text:list-item>
          <text:p text:style-name="P89"><text:span text:style-name="T6">Range Axis</text:span> - The <text:span text:style-name="T6">vertical</text:span> axis which is on the left side of the drawing pad. <text:s/>It is also referred to as the <text:span text:style-name="T6">y</text:span> axis.</text:p>
        </text:list-item>
        <text:list-item>
          <text:p text:style-name="P89"><text:span text:style-name="T6">Undo, Redo, And Reset Buttons</text:span> - The undo and redo buttons simply undo and redo actions which have been performed in GeoGebra. <text:s/>The reset button erases all entered work.</text:p>
        </text:list-item>
        <text:list-item>
          <text:p text:style-name="P89"><text:span text:style-name="T6">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9"><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6"/>
      <text:p text:style-name="P27"><text:soft-page-break/><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 </text:span>x</text:p>
      <text:p text:style-name="P46"/>
      <text:p text:style-name="P64">%/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39"/>
      <text:p text:style-name="P39">%geogebra,clear="true"</text:p>
      <text:p text:style-name="P46"/>
      <text:p text:style-name="P27"><text:span text:style-name="T5">(</text:span><text:span text:style-name="T7">2</text:span>,<text:span text:style-name="T7">3</text:span><text:span text:style-name="T5">)</text:span></text:p>
      <text:p text:style-name="P27"><text:span text:style-name="T5">(</text:span><text:span text:style-name="T7">1</text:span>,<text:span text:style-name="T7">4</text:span><text:span text:style-name="T5">)</text:span></text:p>
      <text:p text:style-name="P27"><text:span text:style-name="T5">(</text:span><text:span text:style-name="T7">1</text:span>.<text:span text:style-name="T7">5</text:span>,<text:span text:style-name="T7">2</text:span><text:span text:style-name="T5">)</text:span></text:p>
      <text:p text:style-name="P46"/>
      <text:p text:style-name="P27"><text:span text:style-name="T7">2</text:span> x</text:p>
      <text:p text:style-name="P46"/>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39"/>
      <text:p text:style-name="P38">%geogebra,clear="true"</text:p>
      <text:p text:style-name="Preformatted_20_Text"/>
      <text:p text:style-name="P24">speed <text:span text:style-name="T5">=</text:span> <text:span text:style-name="T7">1</text:span></text:p>
      <text:p text:style-name="Preformatted_20_Text"/>
      <text:p text:style-name="P24"><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39"/>
      <text:p text:style-name="P39">%mathpiper,title=""</text:p>
      <text:p text:style-name="P46"/>
      <text:p text:style-name="P27">index <text:span text:style-name="T38">:=</text:span> <text:span text:style-name="T7">1</text:span>;</text:p>
      <text:p text:style-name="P46"/>
      <text:p text:style-name="P27"><text:span text:style-name="T41">While</text:span><text:span text:style-name="T5">(</text:span>index <text:span text:style-name="T5">&lt;=</text:span> <text:span text:style-name="T7">5</text:span><text:span text:style-name="T5">)</text:span></text:p>
      <text:p text:style-name="P27">[</text:p>
      <text:p text:style-name="P27"><text:s text:c="4"/>x <text:span text:style-name="T38">:=</text:span> <text:span text:style-name="T39">RandomInteger</text:span><text:span text:style-name="T5">(</text:span><text:span text:style-name="T7">8</text:span><text:span text:style-name="T5">)</text:span>;</text:p>
      <text:p text:style-name="P27"><text:s text:c="4"/></text:p>
      <text:p text:style-name="P27"><text:s text:c="4"/>y <text:span text:style-name="T38">:=</text:span> <text:span text:style-name="T39">RandomInteger</text:span><text:span text:style-name="T5">(</text:span><text:span text:style-name="T7">8</text:span><text:span text:style-name="T5">)</text:span>;</text:p>
      <text:p text:style-name="P27"><text:s text:c="4"/></text:p>
      <text:p text:style-name="P27"><text:s text:c="4"/><text:span text:style-name="T39">GeoGebraPoint</text:span><text:span text:style-name="T5">(</text:span><text:span text:style-name="T40">"A"</text:span>:<text:span text:style-name="T41">ToString(</text:span>index<text:span text:style-name="T5">)</text:span>, x, y<text:span text:style-name="T5">)</text:span>;</text:p>
      <text:p text:style-name="P27"><text:s text:c="4"/></text:p>
      <text:p text:style-name="P27"><text:s text:c="4"/>index<text:span text:style-name="T5">++</text:span>;</text:p>
      <text:p text:style-name="P27">];</text:p>
      <text:p text:style-name="P46"/>
      <text:p text:style-name="P64">%/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mathpiper,title="Ball falling at a constant rate."</text:p>
      <text:p text:style-name="P27">y <text:span text:style-name="T38">:=</text:span> <text:span text:style-name="T7">4</text:span>;</text:p>
      <text:p text:style-name="P46"/>
      <text:p text:style-name="P27"><text:span text:style-name="T41">While</text:span><text:span text:style-name="T5">(</text:span> y <text:span text:style-name="T5">&gt;=</text:span> <text:span text:style-name="T7">0</text:span><text:span text:style-name="T5">)</text:span></text:p>
      <text:p text:style-name="P27">[</text:p>
      <text:p text:style-name="P27"><text:s text:c="4"/><text:span text:style-name="T39">GeoGebraPoint</text:span><text:span text:style-name="T5">(</text:span><text:span text:style-name="T40">"BALL"</text:span>,<text:span text:style-name="T7">1</text:span>,y<text:span text:style-name="T5">)</text:span>;</text:p>
      <text:p text:style-name="P27"><text:s text:c="4"/></text:p>
      <text:p text:style-name="P27"><text:s text:c="4"/>y <text:span text:style-name="T38">:=</text:span> y <text:span text:style-name="T5">-</text:span> .<text:span text:style-name="T7">1</text:span>;</text:p>
      <text:p text:style-name="P27"><text:s text:c="4"/></text:p>
      <text:p text:style-name="P27"><text:s text:c="4"/></text:p>
      <text:p text:style-name="P27"><text:s text:c="4"/><text:span text:style-name="T28">/*</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8">//Obtain the current value of the system timer. <text:s/>The time</text:span></text:p>
      <text:p text:style-name="P27"><text:s text:c="4"/><text:span text:style-name="T28">//units are in nanoseconds.</text:span></text:p>
      <text:p text:style-name="P27"><text:s text:c="4"/>currentTime <text:span text:style-name="T38">:=</text:span> <text:span text:style-name="T39">SystemTimer</text:span><text:span text:style-name="T5">()</text:span>;</text:p>
      <text:p text:style-name="P27"><text:s text:c="4"/></text:p>
      <text:p text:style-name="P27"><text:s text:c="4"/><text:span text:style-name="T28">//Set the variable futureTime to a time which is a specified</text:span></text:p>
      <text:p text:style-name="P27"><text:s text:c="4"/><text:span text:style-name="T28">//number of nanoseconds into the future.</text:span></text:p>
      <text:p text:style-name="P27"><text:s text:c="4"/>futureTime <text:span text:style-name="T38">:=</text:span> currentTime <text:span text:style-name="T5">+</text:span> <text:span text:style-name="T7">50000000</text:span>;</text:p>
      <text:p text:style-name="P27"><text:s text:c="4"/></text:p>
      <text:p text:style-name="P27"><text:s text:c="4"/><text:span text:style-name="T28">//Wait in a loop until the system timer catches up to the</text:span></text:p>
      <text:p text:style-name="P27"><text:s text:c="4"/><text:span text:style-name="T28">//value in futureTime. <text:s/>NOP stands for No Operation.</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2">Result: 3430964856844</text:p>
      <text:p text:style-name="P32"/>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text:soft-page-break/>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text:soft-page-break/>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oft-page-break/><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7">x <text:span text:style-name="T38">:=</text:span> <text:span text:style-name="T7">0</text:span>;</text:p>
      <text:p text:style-name="P46"/>
      <text:p text:style-name="P27">slope <text:span text:style-name="T38">:=</text:span> .<text:span text:style-name="T7">5</text:span>;</text:p>
      <text:p text:style-name="P46"/>
      <text:p text:style-name="P27"><text:span text:style-name="T41">While</text:span><text:span text:style-name="T5">(</text:span>x <text:span text:style-name="T5">&lt;=</text:span> <text:span text:style-name="T7">6</text:span><text:span text:style-name="T5">)</text:span></text:p>
      <text:p text:style-name="P27">[</text:p>
      <text:p text:style-name="P27"><text:s text:c="4"/>y <text:span text:style-name="T38">:=</text:span> slope <text:span text:style-name="T5">*</text:span> x <text:span text:style-name="T5">+</text:span> <text:span text:style-name="T7">1</text:span>;</text:p>
      <text:p text:style-name="P27"><text:s text:c="4"/></text:p>
      <text:p text:style-name="P27"><text:s text:c="4"/><text:span text:style-name="T39">GeoGebraPoint</text:span><text:span text:style-name="T5">(</text:span><text:span text:style-name="T40">"BALL"</text:span>,x,y<text:span text:style-name="T5">)</text:span>;</text:p>
      <text:p text:style-name="P27"/>
      <text:p text:style-name="P27"><text:s text:c="4"/>x <text:span text:style-name="T38">:=</text:span> x <text:span text:style-name="T5">+</text:span> .<text:span text:style-name="T7">1</text:span>;</text:p>
      <text:p text:style-name="P27"><text:s text:c="4"/></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30000000</text:span>;</text:p>
      <text:p text:style-name="P27"><text:s text:c="4"/><text:span text:style-name="T41">While</text:span><text:span text:style-name="T5">(</text:span> futureTime <text:span text:style-name="T5">&gt;</text:span> <text:span text:style-name="T39">SystemTimer</text:span><text:span text:style-name="T5">()</text:span> <text:span text:style-name="T5">)</text:span> NOP;</text:p>
      <text:p text:style-name="P27">];</text:p>
      <text:p text:style-name="P46"/>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text:bookmark-start text:name="DDE_LINK46"/>%mathpiper,title="Random walk with a point."</text:p>
      <text:p text:style-name="P27">currentPosition <text:span text:style-name="T38">:=</text:span> <text:span text:style-name="T5">{</text:span><text:span text:style-name="T7">0</text:span>,<text:span text:style-name="T7">0</text:span><text:span text:style-name="T5">}</text:span>;</text:p>
      <text:p text:style-name="P46"/>
      <text:p text:style-name="P27"><text:soft-page-break/><text:span text:style-name="T39">Repeat</text:span><text:span text:style-name="T5">(</text:span><text:span text:style-name="T7">75</text:span><text:span text:style-name="T5">)</text:span></text:p>
      <text:p text:style-name="P27">[</text:p>
      <text:p text:style-name="P27"><text:s text:c="4"/>step<text:span text:style-name="T38">:=</text:span> <text:span text:style-name="T39">RandomPickWeighted</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7"><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7"><text:s text:c="4"/></text:p>
      <text:p text:style-name="P27"><text:s text:c="4"/>currentPosition <text:span text:style-name="T38">:=</text:span> currentPosition <text:span text:style-name="T5">+</text:span> step;</text:p>
      <text:p text:style-name="P27"><text:s text:c="4"/></text:p>
      <text:p text:style-name="P27"><text:s text:c="4"/><text:span text:style-name="T39">GeoGebraPoint</text:span><text:span text:style-name="T5">(</text:span><text:span text:style-name="T40">"A"</text:span>,currentPosition[<text:span text:style-name="T7">1</text:span>],currentPosition[<text:span text:style-name="T7">2</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text:soft-page-break/>%geogebra,clear="true"</text:p>
      <text:p text:style-name="P45">//Creat the corners of the rectangle.</text:p>
      <text:p text:style-name="P27">C1 <text:span text:style-name="T5">=</text:span> <text:span text:style-name="T5">(</text:span><text:span text:style-name="T7">85</text:span>,<text:span text:style-name="T7">0</text:span><text:span text:style-name="T5">)</text:span></text:p>
      <text:p text:style-name="P27">C2 <text:span text:style-name="T5">=</text:span> <text:span text:style-name="T5">(</text:span><text:span text:style-name="T7">85</text:span>,<text:span text:style-name="T7">50</text:span><text:span text:style-name="T5">)</text:span></text:p>
      <text:p text:style-name="P27">C3 <text:span text:style-name="T5">=</text:span> <text:span text:style-name="T5">(</text:span><text:span text:style-name="T7">0</text:span>,<text:span text:style-name="T7">50</text:span><text:span text:style-name="T5">)</text:span></text:p>
      <text:p text:style-name="P46"/>
      <text:p text:style-name="P45">//Create top and left sides of the rectangle.</text:p>
      <text:p text:style-name="P27">Segment[C1,C2]</text:p>
      <text:p text:style-name="P27">Segment[C2,C3]</text:p>
      <text:p text:style-name="P46"/>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39">%mathpiper,title="Bouncing Ball"</text:p>
      <text:p text:style-name="P46"/>
      <text:p text:style-name="P27">x <text:span text:style-name="T38">:=</text:span> <text:span text:style-name="T7">27</text:span>;</text:p>
      <text:p text:style-name="P46"/>
      <text:p text:style-name="P27">y <text:span text:style-name="T38">:=</text:span> <text:span text:style-name="T7">9</text:span>;</text:p>
      <text:p text:style-name="P46"/>
      <text:p text:style-name="P27">xDirection <text:span text:style-name="T38">:=</text:span> .<text:span text:style-name="T7">5</text:span>;</text:p>
      <text:p text:style-name="P46"/>
      <text:p text:style-name="P27">yDirection <text:span text:style-name="T38">:=</text:span> .<text:span text:style-name="T7">5</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A"</text:span>,x,y<text:span text:style-name="T5">)</text:span>;</text:p>
      <text:p text:style-name="P27"><text:s text:c="4"/></text:p>
      <text:p text:style-name="P27"><text:s text:c="4"/>x <text:span text:style-name="T38">:=</text:span> x <text:span text:style-name="T5">+</text:span> xDirection;</text:p>
      <text:p text:style-name="P27"><text:s text:c="4"/></text:p>
      <text:p text:style-name="P27"><text:soft-page-break/><text:s text:c="4"/>y <text:span text:style-name="T38">:=</text:span> y <text:span text:style-name="T5">+</text:span> yDirection;</text:p>
      <text:p text:style-name="P27"><text:s text:c="4"/></text:p>
      <text:p text:style-name="P27"><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7"><text:s text:c="4"/></text:p>
      <text:p text:style-name="P27"><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7"><text:s text:c="4"/></text:p>
      <text:p text:style-name="P27"><text:s text:c="4"/><text:span text:style-name="T28">//Time delay.</text:span></text:p>
      <text:p text:style-name="P27"><text:s text:c="4"/>time <text:span text:style-name="T38">:=</text:span> <text:span text:style-name="T39">SystemTimer</text:span><text:span text:style-name="T5">()</text:span>;</text:p>
      <text:p text:style-name="P27"><text:s text:c="4"/>time <text:span text:style-name="T38">:=</text:span> time <text:span text:style-name="T5">+</text:span> <text:span text:style-name="T7">10000000</text:span>;</text:p>
      <text:p text:style-name="P27"><text:s text:c="4"/><text:span text:style-name="T41">While</text:span><text:span text:style-name="T5">(</text:span> time <text:span text:style-name="T5">&gt;</text:span> <text:span text:style-name="T39">SystemTimer</text:span><text:span text:style-name="T5">()</text:span> <text:span text:style-name="T5">)</text:span> NOP;</text:p>
      <text:p text:style-name="P27">];</text:p>
      <text:p text:style-name="P46"/>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soft-page-break/></text:p>
      <text:p text:style-name="P61"/>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3">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5"><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6"><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7"><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8"><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GeoGebraPlot(f(x))</text:p>
      <text:p text:style-name="P32">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2">Result: True</text:p>
      <text:p text:style-name="Preformatted_20_Text"/>
      <text:p text:style-name="Preformatted_20_Text">In&gt; GeoGebraPlot(g2(x))</text:p>
      <text:p text:style-name="P32">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2">Result: True</text:p>
      <text:p text:style-name="Preformatted_20_Text"/>
      <text:p text:style-name="Preformatted_20_Text">In&gt; f2(x)</text:p>
      <text:p text:style-name="P32">Result: 20*x-(19.6*x^2)/4</text:p>
      <text:p text:style-name="Preformatted_20_Text"/>
      <text:p text:style-name="Preformatted_20_Text">In&gt; GeoGebraPlot(f2(x))</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2">Result: True</text:p>
      <text:p text:style-name="Preformatted_20_Text"/>
      <text:p text:style-name="Preformatted_20_Text">In&gt; Solve(f(x) == 0, x)</text:p>
      <text:p text:style-name="P32">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ifferentiate(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2">Result: x==2.040816327</text:p>
      <text:p text:style-name="P32"/>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2">Result: 2.040816327</text:p>
      <text:p text:style-name="P32"/>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2">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2"/>
      <text:p text:style-name="P39"><text:bookmark-start text:name="DDE_LINK44"/>%mathpiper,title="Dropping a ball with gravity."</text:p>
      <text:p text:style-name="P46"/>
      <text:p text:style-name="P27">simulatedTime <text:span text:style-name="T38">:=</text:span> <text:span text:style-name="T7">0</text:span>; <text:span text:style-name="T28">//Simulated time in seconds.</text:span></text:p>
      <text:p text:style-name="P46"/>
      <text:p text:style-name="P27">dt <text:span text:style-name="T38">:=</text:span> <text:span text:style-name="T7">0</text:span>.<text:span text:style-name="T7">01</text:span>; <text:span text:style-name="T28">//Delta t in seconds: the amount time changes in each loop iteration.</text:span></text:p>
      <text:p text:style-name="P45"/>
      <text:p text:style-name="P27">x<text:span text:style-name="T28"> </text:span><text:span text:style-name="T38">:=</text:span><text:span text:style-name="T28"> </text:span><text:span text:style-name="T7">1</text:span><text:span text:style-name="T28">; //Set the horizontal position of the ball 1 meter to the right of 0.</text:span></text:p>
      <text:p text:style-name="P46"/>
      <text:p text:style-name="P27">y <text:span text:style-name="T38">:=</text:span> <text:span text:style-name="T7">20</text:span>; <text:span text:style-name="T28">//Set the vertical position of the ball to 20 meters above the ground.</text:span></text:p>
      <text:p text:style-name="P46"/>
      <text:p text:style-name="P27">v <text:span text:style-name="T38">:=</text:span> <text:span text:style-name="T7">0</text:span>; <text:span text:style-name="T28">//Set the initial velocity of the ball to 0 meters/second.</text:span></text:p>
      <text:p text:style-name="P46"/>
      <text:p text:style-name="P27">g <text:span text:style-name="T38">:=</text:span> <text:span text:style-name="T5">-</text:span><text:span text:style-name="T7">9</text:span>.<text:span text:style-name="T7">8</text:span>; <text:span text:style-name="T28">//Set the acceleration of gravity to -9.8 meters per second^2.</text:span></text:p>
      <text:p text:style-name="P27"/>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64"><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2">Result: True</text:p>
      <text:p text:style-name="Preformatted_20_Text"/>
      <text:p text:style-name="Preformatted_20_Text">In&gt; g(x)</text:p>
      <text:p text:style-name="P32">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2">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mathpiper,title="Tossing a ball into the air with gravity."</text:p>
      <text:p text:style-name="P46"/>
      <text:p text:style-name="P27">simulatedTime <text:span text:style-name="T38">:=</text:span> <text:span text:style-name="T7">0</text:span>; <text:span text:style-name="T28">//Simulated time in seconds.</text:span></text:p>
      <text:p text:style-name="P46"><text:soft-page-break/></text:p>
      <text:p text:style-name="P27">dt <text:span text:style-name="T38">:=</text:span> <text:span text:style-name="T7">0</text:span>.<text:span text:style-name="T7">01</text:span>; <text:span text:style-name="T28">//Delta t in seconds: the amount time changes in each loop iteration.</text:span></text:p>
      <text:p text:style-name="P46"/>
      <text:p text:style-name="P27">x <text:span text:style-name="T38">:=</text:span> <text:span text:style-name="T7">1</text:span>; <text:span text:style-name="T28">//Set the horizontal position of the ball 1 meter to the right of 0.</text:span></text:p>
      <text:p text:style-name="P46"/>
      <text:p text:style-name="P27">y <text:span text:style-name="T38">:=</text:span> <text:span text:style-name="T7">0</text:span>; <text:span text:style-name="T28">//Set the vertical position of the ball to 20 meters above the ground.</text:span></text:p>
      <text:p text:style-name="P46"/>
      <text:p text:style-name="P27">v <text:span text:style-name="T38">:=</text:span> <text:span text:style-name="T7">20</text:span>; <text:span text:style-name="T28">//Set the initial velocity of the ball to 0 meters/second.</text:span></text:p>
      <text:p text:style-name="P46"/>
      <text:p text:style-name="P46"><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6"/>
      <text:p text:style-name="P27"><text:span text:style-name="T39">Repeat</text:span><text:span text:style-name="T5">()</text:span></text:p>
      <text:p text:style-name="P27">[</text:p>
      <text:p text:style-name="P27"><text:s text:c="4"/><text:span text:style-name="T39">GeoGebraPoint</text:span><text:span text:style-name="T5">(</text:span><text:span text:style-name="T40">"Ball"</text:span>,x,y<text:span text:style-name="T5">)</text:span>; <text:span text:style-name="T28">//Plot the ball.</text:span></text:p>
      <text:p text:style-name="P27"><text:s text:c="4"/></text:p>
      <text:p text:style-name="P27"><text:s text:c="4"/>y <text:span text:style-name="T38">:=</text:span> y <text:span text:style-name="T5">+</text:span> v<text:span text:style-name="T5">*</text:span>dt; <text:span text:style-name="T28">//Calculate the new y position of the ball.</text:span></text:p>
      <text:p text:style-name="P27"><text:s text:c="4"/></text:p>
      <text:p text:style-name="P2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7"><text:s text:c="4"/></text:p>
      <text:p text:style-name="P27"><text:s text:c="4"/>v <text:span text:style-name="T38">:=</text:span> v <text:span text:style-name="T5">+</text:span> g<text:span text:style-name="T5">*</text:span>dt; <text:span text:style-name="T28">//Calculate the new velocity of the ball.</text:span></text:p>
      <text:p text:style-name="P27"><text:s text:c="4"/></text:p>
      <text:p text:style-name="P27"><text:s text:c="4"/>simulatedTime <text:span text:style-name="T38">:=</text:span> simulatedTime <text:span text:style-name="T5">+</text:span> dt; <text:span text:style-name="T28">//Move simulated time ahead .01 seconds.</text:span></text:p>
      <text:p text:style-name="P27"><text:s text:c="4"/></text:p>
      <text:p text:style-name="P27"><text:s text:c="4"/><text:span text:style-name="T28">//Time delay.</text:span></text:p>
      <text:p text:style-name="P27"><text:s text:c="4"/>currentTime <text:span text:style-name="T38">:=</text:span> <text:span text:style-name="T39">SystemTimer</text:span><text:span text:style-name="T5">()</text:span>;</text:p>
      <text:p text:style-name="P27"><text:s text:c="4"/>futureTime <text:span text:style-name="T38">:=</text:span> currentTime <text:span text:style-name="T5">+</text:span> <text:span text:style-name="T7">10000000</text:span>; <text:span text:style-name="T28">//10000000 nanoseconds = .01 second.</text:span></text:p>
      <text:p text:style-name="P2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7">];</text:p>
      <text:p text:style-name="P46"/>
      <text:p text:style-name="P39">%/mathpiper</text:p>
      <text:p text:style-name="P39"/>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39"/>
      <text:p text:style-name="P39">%mathpiper,title="Throwing a ball horizontally with gravity."</text:p>
      <text:p text:style-name="P46"/>
      <text:p text:style-name="P46">simulatedTime <text:span text:style-name="T38">:=</text:span> <text:span text:style-name="T7">0</text:span>; <text:span text:style-name="T28">//Simulated time in seconds.</text:span></text:p>
      <text:p text:style-name="P46"/>
      <text:p text:style-name="P46">dt <text:span text:style-name="T38">:=</text:span> <text:span text:style-name="T7">0</text:span>.<text:span text:style-name="T7">01</text:span>; <text:span text:style-name="T28">//Delta t in seconds: the amount time changes in each loop iteration.</text:span></text:p>
      <text:p text:style-name="P46"/>
      <text:p text:style-name="P46">x <text:span text:style-name="T38">:=</text:span> <text:span text:style-name="T7">1</text:span>; <text:span text:style-name="T28">//Set the horizontal position of the ball 1 meter to the right of 0.</text:span></text:p>
      <text:p text:style-name="P46"/>
      <text:p text:style-name="P46">y <text:span text:style-name="T38">:=</text:span> <text:span text:style-name="T7">0</text:span>; <text:span text:style-name="T28">//Set the vertical position of the ball to 20 meters above the ground.</text:span></text:p>
      <text:p text:style-name="P46"/>
      <text:p text:style-name="P46">v <text:span text:style-name="T38">:=</text:span> <text:span text:style-name="T7">20</text:span>; <text:span text:style-name="T28">//Set the initial velocity of the ball to 0 meters/second.</text:span></text:p>
      <text:p text:style-name="P46"/>
      <text:p text:style-name="P46"><text:soft-page-break/>g <text:span text:style-name="T38">:=</text:span> <text:span text:style-name="T5">-</text:span><text:span text:style-name="T7">9</text:span>.<text:span text:style-name="T7">8</text:span>; <text:span text:style-name="T28">//Set the acceleration of gravity to -9.8 meters per second.</text:span></text:p>
      <text:p text:style-name="P46"/>
      <text:p text:style-name="P46"><text:span text:style-name="T39">Repeat</text:span><text:span text:style-name="T5">()</text:span></text:p>
      <text:p text:style-name="P46">[</text:p>
      <text:p text:style-name="P46"><text:s text:c="4"/><text:span text:style-name="T39">GeoGebraPoint</text:span><text:span text:style-name="T5">(</text:span><text:span text:style-name="T40">"Ball"</text:span>,x,y<text:span text:style-name="T5">)</text:span>; <text:span text:style-name="T28">//Plot the ball.</text:span></text:p>
      <text:p text:style-name="P46"><text:s text:c="4"/></text:p>
      <text:p text:style-name="P46"><text:s text:c="4"/>y <text:span text:style-name="T38">:=</text:span> y <text:span text:style-name="T5">+</text:span> v<text:span text:style-name="T5">*</text:span>dt; <text:span text:style-name="T28">//Calculate the new y position of the ball.</text:span></text:p>
      <text:p text:style-name="P46"><text:s text:c="4"/></text:p>
      <text:p text:style-name="P46"><text:s text:c="4"/>x <text:span text:style-name="T38">:=</text:span> x <text:span text:style-name="T5">+</text:span> <text:span text:style-name="T7">10</text:span>*dt; <text:span text:style-name="T28">//Move the ball to the right at 10 meters/second.</text:span></text:p>
      <text:p text:style-name="P46"><text:s text:c="4"/></text:p>
      <text:p text:style-name="P46"><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6"><text:s text:c="4"/></text:p>
      <text:p text:style-name="P46"><text:s text:c="4"/>v <text:span text:style-name="T38">:=</text:span> v <text:span text:style-name="T5">+</text:span> g<text:span text:style-name="T5">*</text:span>dt; <text:span text:style-name="T28">//Calculate the new velocity of the ball.</text:span></text:p>
      <text:p text:style-name="P46"><text:s text:c="4"/></text:p>
      <text:p text:style-name="P46"><text:s text:c="4"/>simulatedTime <text:span text:style-name="T38">:=</text:span> simulatedTime <text:span text:style-name="T5">+</text:span> dt; <text:span text:style-name="T28">//Move simulated time ahead .01 seconds.</text:span></text:p>
      <text:p text:style-name="P46"><text:s text:c="4"/></text:p>
      <text:p text:style-name="P46"><text:s text:c="4"/><text:span text:style-name="T28">//Time delay.</text:span></text:p>
      <text:p text:style-name="P46"><text:s text:c="4"/>currentTime <text:span text:style-name="T38">:=</text:span> <text:span text:style-name="T39">SystemTimer</text:span><text:span text:style-name="T5">()</text:span>;</text:p>
      <text:p text:style-name="P46"><text:s text:c="4"/>futureTime <text:span text:style-name="T38">:=</text:span> currentTime <text:span text:style-name="T5">+</text:span> <text:span text:style-name="T7">10000000</text:span>; <text:span text:style-name="T28">//10000000 nanoseconds = .01 second.</text:span></text:p>
      <text:p text:style-name="P46"><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6">];</text:p>
      <text:p text:style-name="Preformatted_20_Text"/>
      <text:p text:style-name="P39">%/mathpiper</text:p>
      <text:p text:style-name="P39"/>
      <text:p text:style-name="P5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6A - <text:date style:data-style-name="N37" text:date-value="2010-01-19T00:49:27.99">01/19/10</text:date><text:tab/>Exploring STEM With MathPiper<text:tab/><text:page-number text:select-page="current">2</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1-19T00:49:28</dc:date>
    <meta:editing-cycles>849</meta:editing-cycles>
    <meta:editing-duration>PT465H49M25S</meta:editing-duration>
    <meta:document-statistic meta:table-count="31" meta:image-count="58" meta:object-count="120" meta:page-count="174" meta:paragraph-count="3236" meta:word-count="36611" meta:character-count="23894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